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5.969cm"/>
        </style:tab-stops>
      </style:paragraph-properties>
      <style:text-properties style:font-name="Arial"/>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asta ahora hemos visto algunos ejerrplos de cómo realizar algunos patrones de diseño. Ahora te toca investigar a ti. Por lo que debes escoger otros patrones, no vale repetir los patrones ya explicados o coger solamente patrones de un tipo. Y con apoyo de YouTube, páginas que hablen sobre ello, etc. Investigar y explica el funcionamiento de 4 patrones más. Ver otras versiones</text:span></text:p>
      <text:p text:style-name="P1"/>
      <text:p text:style-name="P1"><text:span text:style-name="T1">Strategy: </text:span>Este patrón permite que un objeto cambie su comportamiento en tiempo de ejecución, sin tener que cambiar el objeto en sí. Esto se hace creando una interfaz que define el comportamiento deseado y luego implementando esa interfaz en diferentes clases. El objeto puede entonces cambiar su comportamiento simplemente asignando una nueva instancia de la clase que implementa la interfaz.</text:p>
      <text:p text:style-name="P1"/>
      <text:p text:style-name="P1"><text:span text:style-name="T1">Observer: </text:span>Este patrón permite que un objeto observe a otros objetos. Cuando un objeto cambia, notifica a sus observadores, que pueden entonces tomar medidas en consecuencia. Esto se hace creando una interfaz que define el método de notificación y luego implementando esa interfaz en los objetos que quieren ser notificados. Los objetos que quieren observar a otros objetos pueden entonces registrarse como observadores de esos objetos.</text:p>
      <text:p text:style-name="P1"/>
      <text:p text:style-name="P1"><text:span text:style-name="T1">Factory Method: </text:span>Este patrón permite que un objeto cree objetos sin revelar la implementación de cómo se crean esos objetos. Esto se hace creando un método que devuelve una instancia de la clase deseada. El método puede entonces ser utilizado para crear objetos de diferentes clases sin tener que cambiar el código que llama al método.</text:p>
      <text:p text:style-name="P1"/>
      <text:p text:style-name="P1"><text:span text:style-name="T1">Singleton:</text:span> Este patrón garantiza que una clase solo tenga una instancia. Esto se hace creando una variable de instancia privada estática y un método de fábrica que devuelve la instancia de la clase. El método de fábrica debe estar sincronizado para garantizar que solo se cree una instancia de la cla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1T12:47:02.944000000</dc:date>
    <meta:editing-duration>PT1M28S</meta:editing-duration>
    <meta:editing-cycles>2</meta:editing-cycles>
    <meta:generator>LibreOffice/7.4.7.2$Windows_X86_64 LibreOffice_project/723314e595e8007d3cf785c16538505a1c878ca5</meta:generator>
    <meta:document-statistic meta:table-count="0" meta:image-count="0" meta:object-count="0" meta:page-count="1" meta:paragraph-count="5" meta:word-count="296" meta:character-count="1842" meta:non-whitespace-character-count="1551"/>
  </office:meta>
</office:document-meta>
</file>